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-Si todas las entradas activadas por las señales de control tienen el mismo valor, será devuelto dicho valor; de no ser así, la salida devuelve error. Si todas las señales de control están desactivadas devuelve Hi-Z</text:p>
      <text:p text:style-name="Standard">Verde claro: 1</text:p>
      <text:p text:style-name="Standard">Verde oscuro: 0</text:p>
      <text:p text:style-name="Standard">Azul: Hi-Z</text:p>
      <text:p text:style-name="Standard">Rojo:Error<text:tab/></text:p>
      <text:p text:style-name="Standard">Todas las entradas activadas deben tener el mismo valor</text:p>
      <text:p text:style-name="Standard"/>
      <text:p text:style-name="Standard">2- clk : clock</text:p>
      <text:p text:style-name="Standard"><text:s text:c="4"/>in : entrada</text:p>
      <text:p text:style-name="Standard"><text:s text:c="4"/>w : control de escritura</text:p>
      <text:p text:style-name="Standard"><text:s text:c="4"/>out-debug : almacenamiento </text:p>
      <text:p text:style-name="Standard"><text:s text:c="4"/>out : salida</text:p>
      <text:p text:style-name="Standard"><text:s text:c="4"/>en_ : <text:s/>leer dato guardado</text:p>
      <text:p text:style-name="Standard"/>
      <text:p text:style-name="Standard"><text:s text:c="4"/>force-input = 1, en-force-input = 1, w1= 1, clk= 1</text:p>
      <text:p text:style-name="Standard"/>
      <text:p text:style-name="Standard"><text:s text:c="4"/>1)en-force-imput = 1</text:p>
      <text:p text:style-name="Standard"><text:s text:c="7"/>w_0 <text:s/>= 1 </text:p>
      <text:p text:style-name="Standard"><text:s text:c="7"/>w_1 = 0</text:p>
      <text:p text:style-name="Standard"><text:s text:c="7"/>w_2 = 0</text:p>
      <text:p text:style-name="Standard"><text:s text:c="7"/>en_0 = 0 <text:s text:c="4"/></text:p>
      <text:p text:style-name="Standard"><text:s text:c="7"/>en_1 = 0</text:p>
      <text:p text:style-name="Standard"><text:s text:c="7"/>en_2= 0</text:p>
      <text:p text:style-name="Standard"><text:s text:c="7"/>clk=1(doy valor a R0)</text:p>
      <text:p text:style-name="Standard"><text:s text:c="4"/>2) en-force-imput = 0</text:p>
      <text:p text:style-name="Standard"><text:s text:c="7"/>w_0 <text:s/>= 0</text:p>
      <text:p text:style-name="Standard"><text:s text:c="7"/>w_1 = 1</text:p>
      <text:p text:style-name="Standard"><text:s text:c="7"/>w_2 = 0</text:p>
      <text:p text:style-name="Standard"><text:s text:c="7"/>en_0 = 1 <text:s text:c="3"/></text:p>
      <text:p text:style-name="Standard"><text:s text:c="7"/>en_1 = 0</text:p>
      <text:p text:style-name="Standard"><text:s text:c="7"/>en_2= 0</text:p>
      <text:p text:style-name="Standard"><text:s text:c="7"/>clk=1(doy el valor a R1 que tiene R0)</text:p>
      <text:p text:style-name="Standard"><text:s text:c="4"/>3)en-force-imput = 0</text:p>
      <text:p text:style-name="Standard"><text:s text:c="7"/>w_0 <text:s/>= 1</text:p>
      <text:p text:style-name="Standard"><text:s text:c="7"/>w_1 = 0</text:p>
      <text:p text:style-name="Standard"><text:s text:c="7"/>w_2 = 0</text:p>
      <text:p text:style-name="Standard"><text:s text:c="7"/>en_0 = 0 </text:p>
      <text:p text:style-name="Standard"><text:s text:c="7"/>en_1 = 0</text:p>
      <text:p text:style-name="Standard"><text:s text:c="7"/>en_2= 1</text:p>
      <text:p text:style-name="Standard"><text:s text:c="7"/>clk=1(doy el valor a R0 que tiene R2)</text:p>
      <text:p text:style-name="Standard"><text:s text:c="4"/>4)en-force-imput = 0</text:p>
      <text:p text:style-name="Standard"><text:s text:c="7"/>w_0 <text:s/>= 0</text:p>
      <text:p text:style-name="Standard"><text:s text:c="7"/>w_1 = 0</text:p>
      <text:p text:style-name="Standard"><text:s text:c="7"/>w_2 = 1</text:p>
      <text:p text:style-name="Standard"><text:s text:c="7"/>en_0 = 0</text:p>
      <text:p text:style-name="Standard"><text:s text:c="7"/>en_1 = 1</text:p>
      <text:p text:style-name="Standard"><text:s text:c="7"/>en_2= 0</text:p>
      <text:p text:style-name="Standard"><text:s text:c="7"/>clk=1(doy el valor a R2 que tiene R1)</text:p>
      <text:p text:style-name="Standard"/>
      <text:p text:style-name="Standard"><text:s text:c="4"/></text:p>
      <text:p text:style-name="Standard"><text:soft-page-break/></text:p>
      <text:p text:style-name="Standard">3- los w_n son habilitadores</text:p>
      <text:p text:style-name="Standard"><text:s text:c="4"/>clk : clock</text:p>
      <text:p text:style-name="Standard"><text:s text:c="4"/>los w_op1 guardan los valores a sumar o restar</text:p>
      <text:p text:style-name="Standard"><text:s text:c="4"/>ADD_en activa la suma</text:p>
      <text:p text:style-name="Standard"><text:s text:c="4"/>SUB_ en activa la resta</text:p>
      <text:p text:style-name="Standard"/>
      <text:p text:style-name="Standard"><text:s text:c="4"/>bus 1 : force-input en hexadecimal</text:p>
      <text:p text:style-name="Standard"><text:s text:c="4"/>bus 2 : el resultado en hexadecimal</text:p>
      <text:p text:style-name="Standard"/>
      <text:p text:style-name="Standard"><text:s text:c="4"/>c-out y b-out son los carries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Oller</meta:initial-creator>
    <meta:creation-date>2014-08-26T19:40:36</meta:creation-date>
    <dc:date>2014-08-26T21:34:05</dc:date>
    <dc:creator>Luca Oller</dc:creator>
    <meta:editing-duration>PT6M27S</meta:editing-duration>
    <meta:editing-cycles>1</meta:editing-cycles>
    <meta:document-statistic meta:table-count="0" meta:image-count="0" meta:object-count="0" meta:page-count="2" meta:paragraph-count="54" meta:word-count="241" meta:character-count="1385" meta:non-whitespace-character-count="910"/>
    <meta:generator>LibreOffice/3.5$Linux_X86_64 LibreOffice_project/350m1$Build-2</meta:generator>
  </office:meta>
</office:document-meta>
</file>